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2pt" officeooo:paragraph-rsid="001767e1" style:font-size-asian="12pt" style:font-size-complex="12pt"/>
    </style:style>
    <style:style style:name="P2" style:family="paragraph" style:parent-style-name="Standard">
      <style:paragraph-properties fo:margin-left="2.501cm" fo:margin-right="0cm" fo:orphans="2" fo:widows="2" fo:text-indent="0cm" style:auto-text-indent="false"/>
      <style:text-properties style:font-name="Arial1" fo:font-size="12pt" officeooo:paragraph-rsid="001767e1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2pt" fo:font-weight="bold" officeooo:paragraph-rsid="001767e1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c4043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3c4043" loext:opacity="100%" fo:letter-spacing="normal" fo:font-style="normal"/>
    </style:style>
    <style:style style:name="T4" style:family="text">
      <style:text-properties fo:font-variant="normal" fo:text-transform="none" fo:color="#3c4043" loext:opacity="100%" fo:letter-spacing="normal" fo:font-style="normal" fo:font-weight="normal"/>
    </style:style>
    <style:style style:name="T5" style:family="text">
      <style:text-properties fo:font-variant="normal" fo:text-transform="none" fo:color="#3c4043" loext:opacity="100%" fo:letter-spacing="normal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Cascata:</text:span></text:p>
      <text:p text:style-name="P1"><text:span text:style-name="T4"/></text:p>
      <text:p text:style-name="P1"><text:span text:style-name="T4"><text:tab/> • Vantagens: </text:span></text:p>
      <text:p text:style-name="P2"><text:span text:style-name="T4">1. Bom funcionamento quando o projeto não apresenta mudanças em seu decorrer.</text:span></text:p>
      <text:p text:style-name="P2"><text:span text:style-name="T4">2. Não permite pular fases, uma nova etapa só é coloca em prática quando a anterior é concluída, o que evita bugs e falhas ao decorrer do projeto.</text:span></text:p>
      <text:p text:style-name="P2"><text:span text:style-name="T4">3. Fases igualmente importantes, nada é considerado perda de tempo, todos os requisitos são importantes.</text:span></text:p>
      <text:p text:style-name="P2"><text:span text:style-name="T4"/></text:p>
      <text:p text:style-name="P1"><text:span text:style-name="T4"><text:tab/>• Desvantagens: </text:span></text:p>
      <text:p text:style-name="P2"><text:span text:style-name="T4">1. Lento, demora para apresentar uma primeira visualização do projeto.</text:span></text:p>
      <text:p text:style-name="P2"><text:span text:style-name="T4">2. Não permite mudanças ou correções em fases já concluídas.</text:span></text:p>
      <text:p text:style-name="P2"><text:span text:style-name="T4">3. É obrigatório que todos os colaboradores estejam em sincronia, caso contrário o projeto pode apresentar atrasos ainda maiores.</text:span></text:p>
      <text:p text:style-name="P2"><text:span text:style-name="T4"/></text:p>
      <text:p text:style-name="P2"><text:span text:style-name="T4"/></text:p>
      <text:p text:style-name="P1"><text:span text:style-name="T5">Incremental:</text:span><text:span text:style-name="T4"> </text:span></text:p>
      <text:p text:style-name="P1"><text:span text:style-name="T4"/></text:p>
      <text:p text:style-name="P1"><text:span text:style-name="T4"><text:tab/>• Vantagens: </text:span></text:p>
      <text:p text:style-name="P2"><text:span text:style-name="T4">1. Os módulos do projeto podem ser feitos em momentos diferentes.</text:span></text:p>
      <text:p text:style-name="P2"><text:span text:style-name="T4">2. Permite mudanças e correções em fases concluídas anteriormente.</text:span></text:p>
      <text:p text:style-name="P2"><text:span text:style-name="T4">3. Pode entregar partes completas do projeto para visualização.</text:span></text:p>
      <text:p text:style-name="P2"><text:span text:style-name="T4"/></text:p>
      <text:p text:style-name="P1"><text:span text:style-name="T4"><text:tab/>• Desvantagens: </text:span></text:p>
      <text:p text:style-name="P2"><text:span text:style-name="T4">1. Fazer com que as partes do projeto trabalhem juntas requer esforço extra e pode ser um desafio.</text:span></text:p>
      <text:p text:style-name="P2"><text:span text:style-name="T4">2. O usuário pode ficar ansioso com a primeira versão do projeto e pensar que essa versão já corresponde ao projeto como um todo.</text:span></text:p>
      <text:p text:style-name="P2"><text:span text:style-name="T4">3. É facilmente suscetível a atrasos.</text:span></text:p>
      <text:p text:style-name="P2"><text:span text:style-name="T4"/></text:p>
      <text:p text:style-name="P1"><text:span text:style-name="T5">RAD ( Rapid Application Development ):</text:span><text:span text:style-name="T4"> </text:span></text:p>
      <text:p text:style-name="P1"><text:span text:style-name="T4"/></text:p>
      <text:p text:style-name="P1"><text:span text:style-name="T4"><text:tab/>• Vantagens: </text:span></text:p>
      <text:p text:style-name="P2"><text:span text:style-name="T4">1. Consegue controlar bem o tempo para desenvolver o projeto.</text:span></text:p>
      <text:p text:style-name="P2"><text:span text:style-name="T4">2. Rápido desenvolvimento do projeto.</text:span></text:p>
      <text:p text:style-name="P2"><text:span text:style-name="T4">3. Feedbacks rápidos e construtivos.</text:span></text:p>
      <text:p text:style-name="P2"><text:span text:style-name="T4"/></text:p>
      <text:p text:style-name="P1"><text:span text:style-name="T4"><text:tab/>• Desvantagens: </text:span></text:p>
      <text:p text:style-name="P2"><text:span text:style-name="T4">1. Não recomendado para um projeto com baixo orçamento.</text:span></text:p>
      <text:p text:style-name="P2"><text:span text:style-name="T4">2. Necessita de grandes esforços para reunir todas as exigências do estado inicial ( planejamento e análise ).</text:span></text:p>
      <text:p text:style-name="P2"><text:span text:style-name="T4">3. Precisa de uma grande conexão com o cliente.</text:span></text:p>
      <text:p text:style-name="P2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oft-page-break/><text:span text:style-name="T3">Prototipação: </text:span></text:p>
      <text:p text:style-name="P1"><text:span text:style-name="T4"/></text:p>
      <text:p text:style-name="P1"><text:span text:style-name="T4"><text:tab/>• Vantagens: </text:span></text:p>
      <text:p text:style-name="P2"><text:span text:style-name="T4">1. Desenvolvimento rápido.</text:span></text:p>
      <text:p text:style-name="P2"><text:span text:style-name="T4">2. Não requer um profundo conhecimento dos requisitos iniciais do projeto na primeira fase do desenvolvimento.</text:span></text:p>
      <text:p text:style-name="P2"><text:span text:style-name="T4">3. Cliente participa ativamente do projeto, o que auxilia nos feedbacks.</text:span></text:p>
      <text:p text:style-name="P2"><text:span text:style-name="T4"/></text:p>
      <text:p text:style-name="P1"><text:span text:style-name="T4"><text:tab/>• Desvantagens: </text:span></text:p>
      <text:p text:style-name="P2"><text:span text:style-name="T4">1. Apresenta um alto custo.</text:span></text:p>
      <text:p text:style-name="P2"><text:span text:style-name="T4">2. Desenvolvimento não apresenta uma qualidade necessária para o projeto final.</text:span></text:p>
      <text:p text:style-name="P2"><text:span text:style-name="T4">3. Cliente tende a confundir versões de teste com o projeto final.</text:span></text:p>
      <text:p text:style-name="P2"><text:span text:style-name="T4"/></text:p>
      <text:p text:style-name="P1"><text:span text:style-name="T5">Espiral:</text:span><text:span text:style-name="T4"> </text:span></text:p>
      <text:p text:style-name="P1"><text:span text:style-name="T4"/></text:p>
      <text:p text:style-name="P1"><text:span text:style-name="T4"><text:tab/>• Vantagens: </text:span></text:p>
      <text:p text:style-name="P2"><text:span text:style-name="T4">1. Cronogramas e planejamento de custo mais realistas.</text:span></text:p>
      <text:p text:style-name="P2"><text:span text:style-name="T4">2. Lida melhor com mudanças e aprimoramentos no projeto.</text:span></text:p>
      <text:p text:style-name="P2"><text:span text:style-name="T4">3. Tende a satisfazer mais os desejos do cliente.</text:span></text:p>
      <text:p text:style-name="P2"><text:span text:style-name="T4"/></text:p>
      <text:p text:style-name="P1"><text:span text:style-name="T4"><text:tab/>• Desvantagens: </text:span></text:p>
      <text:p text:style-name="P2"><text:span text:style-name="T4">1. Necessita de uma alta habilidade para o desenvolvimento do projeto.</text:span></text:p>
      <text:p text:style-name="P2"><text:span text:style-name="T4">2. Desempenho considerado “ruim” em projetos pequenos.</text:span></text:p>
      <text:p text:style-name="P2"><text:span text:style-name="T4">3. Precisa ter suas regras seguidas com rigor para um bom funcionamento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00:19:54.001000000</meta:creation-date>
    <dc:date>2022-02-20T00:26:41.207000000</dc:date>
    <meta:editing-duration>PT6M47S</meta:editing-duration>
    <meta:editing-cycles>1</meta:editing-cycles>
    <meta:document-statistic meta:table-count="0" meta:image-count="0" meta:object-count="0" meta:page-count="2" meta:paragraph-count="45" meta:word-count="371" meta:character-count="2365" meta:non-whitespace-character-count="2013"/>
    <meta:generator>LibreOffice/7.3.0.3$Windows_X86_64 LibreOffice_project/0f246aa12d0eee4a0f7adcefbf7c878fc2238db3</meta:generator>
  </office:meta>
</office:document-meta>
</file>